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8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6408" calcext:value-type="float">
            <text:p>45.3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4430769231" calcext:value-type="float">
            <text:p>45.3964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3697142857" calcext:value-type="float">
            <text:p>45.4123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56795555556" calcext:value-type="float">
            <text:p>45.3856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49605517241" calcext:value-type="float">
            <text:p>45.36496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9712857143" calcext:value-type="float">
            <text:p>45.326971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26645517241" calcext:value-type="float">
            <text:p>45.2826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72185714286" calcext:value-type="float">
            <text:p>45.2372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1348965517" calcext:value-type="float">
            <text:p>45.35413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08631111111" calcext:value-type="float">
            <text:p>45.40086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76861538462" calcext:value-type="float">
            <text:p>45.3776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40073043478" calcext:value-type="float">
            <text:p>45.414007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2416" calcext:value-type="float">
            <text:p>45.4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5106" calcext:value-type="float">
            <text:p>45.425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24672307692" calcext:value-type="float">
            <text:p>45.47246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45187692308" calcext:value-type="float">
            <text:p>45.47451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34133333333" calcext:value-type="float">
            <text:p>45.513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6165" calcext:value-type="float">
            <text:p>45.51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05885714286" calcext:value-type="float">
            <text:p>45.530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55632" calcext:value-type="float">
            <text:p>45.4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32370769231" calcext:value-type="float">
            <text:p>45.65323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855232" calcext:value-type="float">
            <text:p>45.658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91672258065" calcext:value-type="float">
            <text:p>45.6691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94837241379" calcext:value-type="float">
            <text:p>45.6094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82072258065" calcext:value-type="float">
            <text:p>45.6082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98172" calcext:value-type="float">
            <text:p>45.679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7052903226" calcext:value-type="float">
            <text:p>45.549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316" calcext:value-type="float">
            <text:p>45.6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89446451613" calcext:value-type="float">
            <text:p>45.6089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03176" calcext:value-type="float">
            <text:p>45.6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3667096774" calcext:value-type="float">
            <text:p>45.704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04137777778" calcext:value-type="float">
            <text:p>45.7004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25969032258" calcext:value-type="float">
            <text:p>45.702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3072" calcext:value-type="float">
            <text:p>45.79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57352" calcext:value-type="float">
            <text:p>45.78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73798709677" calcext:value-type="float">
            <text:p>45.7973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02664" calcext:value-type="float">
            <text:p>45.8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9876129032" calcext:value-type="float">
            <text:p>45.878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0593548387" calcext:value-type="float">
            <text:p>45.863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87044" calcext:value-type="float">
            <text:p>45.81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9749677419" calcext:value-type="float">
            <text:p>45.826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5966451613" calcext:value-type="float">
            <text:p>45.872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28107142857" calcext:value-type="float">
            <text:p>45.89281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97047741935" calcext:value-type="float">
            <text:p>45.8897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53032258065" calcext:value-type="float">
            <text:p>45.99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8592" calcext:value-type="float">
            <text:p>46.01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25385806452" calcext:value-type="float">
            <text:p>46.022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9688" calcext:value-type="float">
            <text:p>46.0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7830967742" calcext:value-type="float">
            <text:p>46.1107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6199483871" calcext:value-type="float">
            <text:p>46.136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31564" calcext:value-type="float">
            <text:p>46.13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6801290323" calcext:value-type="float">
            <text:p>46.1226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5196" calcext:value-type="float">
            <text:p>46.14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64736" calcext:value-type="float">
            <text:p>46.1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7255172414" calcext:value-type="float">
            <text:p>46.1777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299483871" calcext:value-type="float">
            <text:p>46.1742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61186666667" calcext:value-type="float">
            <text:p>46.2461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51927692308" calcext:value-type="float">
            <text:p>46.29519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9133333333" calcext:value-type="float">
            <text:p>46.3389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7278461539" calcext:value-type="float">
            <text:p>46.326727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0512" calcext:value-type="float">
            <text:p>46.2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62489230769" calcext:value-type="float">
            <text:p>46.24624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60626666667" calcext:value-type="float">
            <text:p>46.3060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0136" calcext:value-type="float">
            <text:p>46.3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2262" calcext:value-type="float">
            <text:p>46.29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00725" calcext:value-type="float">
            <text:p>46.30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9684" calcext:value-type="float">
            <text:p>46.2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39" calcext:value-type="float">
            <text:p>46.4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4444" calcext:value-type="float">
            <text:p>46.2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159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46" meta:object-count="0"/>
    <meta:user-defined meta:name="AppVersion">3.0</meta:user-defined>
  </office:meta>
</office:document-meta>
</file>